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e76" officeooo:paragraph-rsid="001cbe76"/>
    </style:style>
    <style:style style:name="P2" style:family="paragraph" style:parent-style-name="Text_20_body">
      <style:text-properties officeooo:rsid="001abfbb" officeooo:paragraph-rsid="001abfbb"/>
    </style:style>
    <style:style style:name="P3" style:family="paragraph" style:parent-style-name="Text_20_body">
      <style:text-properties officeooo:rsid="001ffee6" officeooo:paragraph-rsid="001ffee6"/>
    </style:style>
    <style:style style:name="P4" style:family="paragraph" style:parent-style-name="Text_20_body">
      <style:text-properties officeooo:rsid="0020c042" officeooo:paragraph-rsid="0020c042"/>
    </style:style>
    <style:style style:name="P5" style:family="paragraph" style:parent-style-name="Text_20_body">
      <style:text-properties officeooo:paragraph-rsid="0018d786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1cbe76" officeooo:paragraph-rsid="001cbe76"/>
    </style:style>
    <style:style style:name="P8" style:family="paragraph" style:parent-style-name="Text_20_body">
      <style:text-properties officeooo:rsid="002841e8" officeooo:paragraph-rsid="002841e8"/>
    </style:style>
    <style:style style:name="P9" style:family="paragraph" style:parent-style-name="Text_20_body">
      <style:text-properties officeooo:rsid="002a0d3c" officeooo:paragraph-rsid="002a0d3c"/>
    </style:style>
    <style:style style:name="P10" style:family="paragraph" style:parent-style-name="Text_20_body">
      <style:text-properties officeooo:rsid="002b49ae" officeooo:paragraph-rsid="002b49ae"/>
    </style:style>
    <style:style style:name="P11" style:family="paragraph" style:parent-style-name="Text_20_body">
      <style:text-properties officeooo:rsid="002db3ed" officeooo:paragraph-rsid="002db3ed"/>
    </style:style>
    <style:style style:name="P12" style:family="paragraph" style:parent-style-name="Text_20_body">
      <style:text-properties officeooo:rsid="002e7542" officeooo:paragraph-rsid="002e7542"/>
    </style:style>
    <style:style style:name="P13" style:family="paragraph" style:parent-style-name="Text_20_body">
      <style:text-properties fo:font-weight="bold" officeooo:paragraph-rsid="002db3ed" style:font-weight-asian="bold" style:font-weight-complex="bold"/>
    </style:style>
    <style:style style:name="P14" style:family="paragraph" style:parent-style-name="Heading_20_1">
      <style:text-properties officeooo:rsid="001cbe76" officeooo:paragraph-rsid="001cbe76"/>
    </style:style>
    <style:style style:name="P15" style:family="paragraph" style:parent-style-name="Heading_20_1">
      <style:text-properties officeooo:rsid="001abfbb" officeooo:paragraph-rsid="001abfbb"/>
    </style:style>
    <style:style style:name="P16" style:family="paragraph" style:parent-style-name="Heading_20_1">
      <style:text-properties officeooo:rsid="00172075" officeooo:paragraph-rsid="0018d786"/>
    </style:style>
    <style:style style:name="P17" style:family="paragraph" style:parent-style-name="Heading_20_2">
      <style:text-properties officeooo:paragraph-rsid="002a0d3c"/>
    </style:style>
    <style:style style:name="P18" style:family="paragraph" style:parent-style-name="Heading_20_2">
      <style:text-properties officeooo:rsid="002b49ae" officeooo:paragraph-rsid="002b49ae"/>
    </style:style>
    <style:style style:name="P19" style:family="paragraph" style:parent-style-name="Heading_20_2">
      <style:text-properties officeooo:rsid="002db3ed" officeooo:paragraph-rsid="002db3ed"/>
    </style:style>
    <style:style style:name="T1" style:family="text">
      <style:text-properties officeooo:rsid="001e25d6"/>
    </style:style>
    <style:style style:name="T2" style:family="text">
      <style:text-properties officeooo:rsid="00226159"/>
    </style:style>
    <style:style style:name="T3" style:family="text">
      <style:text-properties officeooo:rsid="0026e1b3"/>
    </style:style>
    <style:style style:name="T4" style:family="text">
      <style:text-properties officeooo:rsid="002a0d3c"/>
    </style:style>
    <style:style style:name="T5" style:family="text">
      <style:text-properties officeooo:rsid="002c4af3"/>
    </style:style>
    <style:style style:name="T6" style:family="text">
      <style:text-properties officeooo:rsid="002db3ed"/>
    </style:style>
    <style:style style:name="T7" style:family="text">
      <style:text-properties officeooo:rsid="002e56d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17_2322420302" text:style-name="Internet_20_link" text:visited-style-name="Visited_20_Internet_20_Link">Redux<text:tab/>1</text:a></text:p>
          <text:p text:style-name="P6"><text:a xlink:type="simple" xlink:href="#__RefHeading___Toc19_2322420302" text:style-name="Internet_20_link" text:visited-style-name="Visited_20_Internet_20_Link">React-Redux<text:tab/>1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14" text:outline-level="1">React</text:h>
      <text:p text:style-name="P8">React é uma biblioteca javascript para criar interface de usuário.</text:p>
      <text:p text:style-name="P1">O React está preocupado em controlar os componentes de tela, <text:span text:style-name="T1">criar componentes pai, componentes filhos e passar as propriedades de um componente para o outro, podemos controlar o estado dentro do próprio componente, para estados mais complexos como um estado compartilhado entre os componentes é indicado o uso do Redux.</text:span></text:p>
      <text:h text:style-name="P17" text:outline-level="2"><text:span text:style-name="T4">Onde Usar o React?</text:span></text:h>
      <text:p text:style-name="P9">Em aplicações dinâmicas/interativas, com muita manipulação de DOM:</text:p>
      <text:p text:style-name="P9">- Webapps;</text:p>
      <text:p text:style-name="P9">- Mobile apps;</text:p>
      <text:p text:style-name="P9">- Sistema de administração de CMS.</text:p>
      <text:h text:style-name="P18" text:outline-level="2">Onde Não Usar o React?</text:h>
      <text:p text:style-name="P10">Sistemas que só exibem conteúd<text:span text:style-name="T5">o</text:span>:</text:p>
      <text:p text:style-name="P10">- Websites institucionais (a não ser que use server side);</text:p>
      <text:p text:style-name="P10">- Blogs.</text:p>
      <text:h text:style-name="P19" text:outline-level="2">Quais Problemas o React Resolve?</text:h>
      <text:p text:style-name="P13">- <text:span text:style-name="T6">Modularização (separação de responsabilidades);</text:span></text:p>
      <text:p text:style-name="P13">- <text:span text:style-name="T6">Componentização</text:span></text:p>
      <text:p text:style-name="P12">Cria componente de interface de usuário</text:p>
      <text:p text:style-name="P13">- <text:span text:style-name="T6">Performance (manipulação de DOM)</text:span></text:p>
      <text:p text:style-name="P11">O react usa um DOM virtual e faz um diff com o DOM real <text:span text:style-name="T7">e só altera o que foi alterado</text:span>.</text:p>
      <text:p text:style-name="P1"/>
      <text:h text:style-name="P15" text:outline-level="1"><text:soft-page-break/>Redux e React-Redux</text:h>
      <text:p text:style-name="P2">Redux é um framework independente do React e o React é um framework independente do Redux</text:p>
      <text:h text:style-name="P16" text:outline-level="1"><text:bookmark-start text:name="__RefHeading___Toc17_2322420302"/>Redux<text:bookmark-end text:name="__RefHeading___Toc17_2322420302"/></text:h>
      <text:p text:style-name="P3">Redux é um framework de gerenciamento de estado, <text:span text:style-name="T3">ele contrala um estado único da aplicação.</text:span></text:p>
      <text:h text:style-name="P16" text:outline-level="1"><text:bookmark-start text:name="__RefHeading___Toc19_2322420302"/>React-Redux<text:bookmark-end text:name="__RefHeading___Toc19_2322420302"/></text:h>
      <text:p text:style-name="P5">https://css-tricks.com/learning-react-redux/</text:p>
      <text:p text:style-name="P4">O React-redux une o React com o Redux, facilita a comunicação entre eles <text:span text:style-name="T2">que são dois frameworks independentes um do ou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0:55.752765312</meta:creation-date>
    <meta:editing-duration>PT40M57S</meta:editing-duration>
    <meta:editing-cycles>21</meta:editing-cycles>
    <meta:generator>LibreOffice/6.1.5.2$Linux_X86_64 LibreOffice_project/10$Build-2</meta:generator>
    <dc:date>2019-06-07T20:37:21.683094967</dc:date>
    <meta:document-statistic meta:table-count="0" meta:image-count="0" meta:object-count="0" meta:page-count="2" meta:paragraph-count="28" meta:word-count="215" meta:character-count="1329" meta:non-whitespace-character-count="1142"/>
  </office:meta>
</office:document-meta>
</file>